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2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/>
    </style:style>
    <style:style style:name="ce11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/>
    </style:style>
    <style:style style:name="ce12" style:family="table-cell" style:parent-style-name="Default" style:data-style-name="N4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/>
    </style:style>
    <style:style style:name="ce13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905625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3.730625cm"/>
    </style:style>
    <style:style style:name="co11" style:family="table-column">
      <style:table-column-properties fo:break-before="auto" style:column-width="2.301875cm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2.80458333333333cm"/>
    </style:style>
    <style:style style:name="co15" style:family="table-column">
      <style:table-column-properties fo:break-before="auto" style:column-width="3.04270833333333cm"/>
    </style:style>
    <style:style style:name="co16" style:family="table-column">
      <style:table-column-properties fo:break-before="auto" style:column-width="4.92125cm"/>
    </style:style>
    <style:style style:name="co17" style:family="table-column">
      <style:table-column-properties fo:break-before="auto" style:column-width="2.35479166666667cm"/>
    </style:style>
    <style:style style:name="co18" style:family="table-column">
      <style:table-column-properties fo:break-before="auto" style:column-width="2.72520833333333cm"/>
    </style:style>
    <style:style style:name="co19" style:family="table-column">
      <style:table-column-properties fo:break-before="auto" style:column-width="1.85208333333333cm"/>
    </style:style>
    <style:style style:name="co20" style:family="table-column">
      <style:table-column-properties fo:break-before="auto" style:column-width="2.19604166666667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01.4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10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9" table:number-columns-repeated="2" table:default-cell-style-name="ce1"/>
        <table:table-column table:style-name="co3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3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4" table:number-columns-repeated="242" table:default-cell-style-name="ce1"/>
        <table:table-row table:style-name="ro1">
          <table:table-cell office:value-type="string" table:number-columns-spanned="14" table:number-rows-spanned="1" table:style-name="ce15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2"/>
          <table:table-cell table:number-columns-repeated="16370"/>
        </table:table-row>
        <table:table-row table:style-name="ro2">
          <table:table-cell office:value-type="string" table:style-name="ce3">
            <text:p><text:span text:style-name="T3">單位：新臺幣千元，卡</text:span></text:p>
          </table:table-cell>
          <table:table-cell table:number-columns-repeated="5" table:style-name="ce4"/>
          <table:table-cell table:style-name="ce1"/>
          <table:table-cell table:number-columns-repeated="3" table:style-name="ce4"/>
          <table:table-cell office:value-type="string" table:style-name="ce5">
            <text:p>資料月份：111 年8 月</text:p>
          </table:table-cell>
          <table:table-cell table:number-columns-repeated="2" table:style-name="ce4"/>
          <table:table-cell table:style-name="ce6"/>
          <table:table-cell table:number-columns-repeated="16370"/>
        </table:table-row>
        <table:table-row table:style-name="ro3">
          <table:table-cell office:value-type="string" table:style-name="ce7">
            <text:p><text:span text:style-name="T5">金融機構名稱　</text:span></text:p>
          </table:table-cell>
          <table:table-cell office:value-type="string" table:style-name="ce8">
            <text:p><text:span text:style-name="T5">流通卡數　　　</text:span></text:p>
          </table:table-cell>
          <table:table-cell office:value-type="string" table:style-name="ce8">
            <text:p><text:span text:style-name="T5">有效卡數　　　</text:span></text:p>
          </table:table-cell>
          <table:table-cell office:value-type="string" table:style-name="ce8">
            <text:p><text:span text:style-name="T5">當月發卡數　　　</text:span></text:p>
          </table:table-cell>
          <table:table-cell office:value-type="string" table:style-name="ce8">
            <text:p><text:span text:style-name="T5">當月停卡數　　　</text:span></text:p>
          </table:table-cell>
          <table:table-cell office:value-type="string" table:style-name="ce8">
            <text:p><text:span text:style-name="T5">循環信用餘額　　</text:span></text:p>
          </table:table-cell>
          <table:table-cell office:value-type="string" table:style-name="ce8">
            <text:p><text:span text:style-name="T5">未到期分期付款餘額　</text:span></text:p>
          </table:table-cell>
          <table:table-cell office:value-type="string" table:style-name="ce8">
            <text:p><text:span text:style-name="T5">當月簽帳金額　　</text:span></text:p>
          </table:table-cell>
          <table:table-cell office:value-type="string" table:style-name="ce8">
            <text:p><text:span text:style-name="T5">當月預借現金金額　　</text:span></text:p>
          </table:table-cell>
          <table:table-cell office:value-type="string" table:style-name="ce8">
            <text:p><text:span text:style-name="T5">逾期三個月以上帳款占應收帳款餘額</text:span>(<text:span text:style-name="T5">含催收款</text:span>)<text:span text:style-name="T5">之比率</text:span>(%)</text:p>
          </table:table-cell>
          <table:table-cell office:value-type="string" table:style-name="ce8">
            <text:p><text:span text:style-name="T5">逾期六個月以上帳款占應收帳款餘額</text:span>(<text:span text:style-name="T5">含催收款</text:span>)<text:span text:style-name="T5">之比率</text:span>(%)</text:p>
          </table:table-cell>
          <table:table-cell office:value-type="string" table:style-name="ce8">
            <text:p><text:span text:style-name="T5">備抵呆帳提足率</text:span>(%)<text:s/></text:p>
          </table:table-cell>
          <table:table-cell office:value-type="string" table:style-name="ce8">
            <text:p><text:span text:style-name="T5">當月轉銷呆帳金額　</text:span><text:s/></text:p>
          </table:table-cell>
          <table:table-cell office:value-type="string" table:style-name="ce8">
            <text:p><text:span text:style-name="T5">當年度轉銷呆帳金額累計至資料月份</text:span></text:p>
          </table:table-cell>
          <table:table-cell table:number-columns-repeated="16370" table:style-name="ce9"/>
        </table:table-row>
        <table:table-row table:style-name="ro4">
          <table:table-cell office:value-type="string" table:style-name="ce10">
            <text:p><text:span text:style-name="T5">臺灣銀行</text:span></text:p>
          </table:table-cell>
          <table:table-cell office:value-type="float" office:value="238650" table:style-name="ce11">
            <text:p>238,650</text:p>
          </table:table-cell>
          <table:table-cell office:value-type="float" office:value="117143" table:style-name="ce11">
            <text:p>117,143</text:p>
          </table:table-cell>
          <table:table-cell office:value-type="float" office:value="2114" table:style-name="ce11">
            <text:p>2,114</text:p>
          </table:table-cell>
          <table:table-cell office:value-type="float" office:value="1189" table:style-name="ce11">
            <text:p>1,189</text:p>
          </table:table-cell>
          <table:table-cell office:value-type="float" office:value="163603" table:style-name="ce11">
            <text:p>163,603</text:p>
          </table:table-cell>
          <table:table-cell office:value-type="float" office:value="130199" table:style-name="ce11">
            <text:p>130,199</text:p>
          </table:table-cell>
          <table:table-cell office:value-type="float" office:value="838721" table:style-name="ce11">
            <text:p>838,721</text:p>
          </table:table-cell>
          <table:table-cell office:value-type="float" office:value="565" table:style-name="ce11">
            <text:p>565</text:p>
          </table:table-cell>
          <table:table-cell office:value-type="float" office:value="0.1" table:style-name="ce12">
            <text:p>0.10</text:p>
          </table:table-cell>
          <table:table-cell office:value-type="float" office:value="0.02" table:style-name="ce12">
            <text:p>0.02</text:p>
          </table:table-cell>
          <table:table-cell office:value-type="float" office:value="1017.21" table:style-name="ce12">
            <text:p>1,017.21</text:p>
          </table:table-cell>
          <table:table-cell office:value-type="float" office:value="786" table:style-name="ce11">
            <text:p>786</text:p>
          </table:table-cell>
          <table:table-cell office:value-type="float" office:value="3438" table:style-name="ce11">
            <text:p>3,438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臺灣土地銀行</text:span></text:p>
          </table:table-cell>
          <table:table-cell office:value-type="float" office:value="362871" table:style-name="ce11">
            <text:p>362,871</text:p>
          </table:table-cell>
          <table:table-cell office:value-type="float" office:value="150238" table:style-name="ce11">
            <text:p>150,238</text:p>
          </table:table-cell>
          <table:table-cell office:value-type="float" office:value="1675" table:style-name="ce11">
            <text:p>1,675</text:p>
          </table:table-cell>
          <table:table-cell office:value-type="float" office:value="4214" table:style-name="ce11">
            <text:p>4,214</text:p>
          </table:table-cell>
          <table:table-cell office:value-type="float" office:value="346457" table:style-name="ce11">
            <text:p>346,457</text:p>
          </table:table-cell>
          <table:table-cell office:value-type="float" office:value="98591" table:style-name="ce11">
            <text:p>98,591</text:p>
          </table:table-cell>
          <table:table-cell office:value-type="float" office:value="850341" table:style-name="ce11">
            <text:p>850,341</text:p>
          </table:table-cell>
          <table:table-cell office:value-type="float" office:value="697" table:style-name="ce11">
            <text:p>697</text:p>
          </table:table-cell>
          <table:table-cell office:value-type="float" office:value="0.21" table:style-name="ce12">
            <text:p>0.21</text:p>
          </table:table-cell>
          <table:table-cell office:value-type="float" office:value="0.21" table:style-name="ce12">
            <text:p>0.21</text:p>
          </table:table-cell>
          <table:table-cell office:value-type="float" office:value="839.4" table:style-name="ce12">
            <text:p>839.40</text:p>
          </table:table-cell>
          <table:table-cell office:value-type="float" office:value="1896" table:style-name="ce11">
            <text:p>1,896</text:p>
          </table:table-cell>
          <table:table-cell office:value-type="float" office:value="15086" table:style-name="ce11">
            <text:p>15,086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合作金庫商業銀行</text:span></text:p>
          </table:table-cell>
          <table:table-cell office:value-type="float" office:value="651732" table:style-name="ce11">
            <text:p>651,732</text:p>
          </table:table-cell>
          <table:table-cell office:value-type="float" office:value="383562" table:style-name="ce11">
            <text:p>383,562</text:p>
          </table:table-cell>
          <table:table-cell office:value-type="float" office:value="9342" table:style-name="ce11">
            <text:p>9,342</text:p>
          </table:table-cell>
          <table:table-cell office:value-type="float" office:value="4819" table:style-name="ce11">
            <text:p>4,819</text:p>
          </table:table-cell>
          <table:table-cell office:value-type="float" office:value="793194" table:style-name="ce11">
            <text:p>793,194</text:p>
          </table:table-cell>
          <table:table-cell office:value-type="float" office:value="1209040" table:style-name="ce11">
            <text:p>1,209,040</text:p>
          </table:table-cell>
          <table:table-cell office:value-type="float" office:value="3474063" table:style-name="ce11">
            <text:p>3,474,063</text:p>
          </table:table-cell>
          <table:table-cell office:value-type="float" office:value="1390" table:style-name="ce11">
            <text:p>1,390</text:p>
          </table:table-cell>
          <table:table-cell office:value-type="float" office:value="0.19" table:style-name="ce12">
            <text:p>0.19</text:p>
          </table:table-cell>
          <table:table-cell office:value-type="float" office:value="0.17" table:style-name="ce12">
            <text:p>0.17</text:p>
          </table:table-cell>
          <table:table-cell office:value-type="float" office:value="387.8" table:style-name="ce12">
            <text:p>387.80</text:p>
          </table:table-cell>
          <table:table-cell office:value-type="float" office:value="4937" table:style-name="ce11">
            <text:p>4,937</text:p>
          </table:table-cell>
          <table:table-cell office:value-type="float" office:value="39714" table:style-name="ce11">
            <text:p>39,71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第一商業銀行</text:span></text:p>
          </table:table-cell>
          <table:table-cell office:value-type="float" office:value="1486516" table:style-name="ce11">
            <text:p>1,486,516</text:p>
          </table:table-cell>
          <table:table-cell office:value-type="float" office:value="891970" table:style-name="ce11">
            <text:p>891,970</text:p>
          </table:table-cell>
          <table:table-cell office:value-type="float" office:value="18550" table:style-name="ce11">
            <text:p>18,550</text:p>
          </table:table-cell>
          <table:table-cell office:value-type="float" office:value="13727" table:style-name="ce11">
            <text:p>13,727</text:p>
          </table:table-cell>
          <table:table-cell office:value-type="float" office:value="1534752" table:style-name="ce11">
            <text:p>1,534,752</text:p>
          </table:table-cell>
          <table:table-cell office:value-type="float" office:value="2322151" table:style-name="ce11">
            <text:p>2,322,151</text:p>
          </table:table-cell>
          <table:table-cell office:value-type="float" office:value="5884974" table:style-name="ce11">
            <text:p>5,884,974</text:p>
          </table:table-cell>
          <table:table-cell office:value-type="float" office:value="8038" table:style-name="ce11">
            <text:p>8,038</text:p>
          </table:table-cell>
          <table:table-cell office:value-type="float" office:value="0.09" table:style-name="ce12">
            <text:p>0.09</text:p>
          </table:table-cell>
          <table:table-cell office:value-type="float" office:value="0" table:style-name="ce12">
            <text:p>0.00</text:p>
          </table:table-cell>
          <table:table-cell office:value-type="float" office:value="1095.74" table:style-name="ce12">
            <text:p>1,095.74</text:p>
          </table:table-cell>
          <table:table-cell office:value-type="float" office:value="6504" table:style-name="ce11">
            <text:p>6,504</text:p>
          </table:table-cell>
          <table:table-cell office:value-type="float" office:value="44685" table:style-name="ce11">
            <text:p>44,685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華南商業銀行</text:span></text:p>
          </table:table-cell>
          <table:table-cell office:value-type="float" office:value="1050632" table:style-name="ce11">
            <text:p>1,050,632</text:p>
          </table:table-cell>
          <table:table-cell office:value-type="float" office:value="802283" table:style-name="ce11">
            <text:p>802,283</text:p>
          </table:table-cell>
          <table:table-cell office:value-type="float" office:value="12570" table:style-name="ce11">
            <text:p>12,570</text:p>
          </table:table-cell>
          <table:table-cell office:value-type="float" office:value="8493" table:style-name="ce11">
            <text:p>8,493</text:p>
          </table:table-cell>
          <table:table-cell office:value-type="float" office:value="977736" table:style-name="ce11">
            <text:p>977,736</text:p>
          </table:table-cell>
          <table:table-cell office:value-type="float" office:value="4370093" table:style-name="ce11">
            <text:p>4,370,093</text:p>
          </table:table-cell>
          <table:table-cell office:value-type="float" office:value="4402827" table:style-name="ce11">
            <text:p>4,402,827</text:p>
          </table:table-cell>
          <table:table-cell office:value-type="float" office:value="1030" table:style-name="ce11">
            <text:p>1,030</text:p>
          </table:table-cell>
          <table:table-cell office:value-type="float" office:value="0.15" table:style-name="ce12">
            <text:p>0.15</text:p>
          </table:table-cell>
          <table:table-cell office:value-type="float" office:value="0" table:style-name="ce12">
            <text:p>0.00</text:p>
          </table:table-cell>
          <table:table-cell office:value-type="float" office:value="423.25" table:style-name="ce12">
            <text:p>423.25</text:p>
          </table:table-cell>
          <table:table-cell office:value-type="float" office:value="0" table:style-name="ce11">
            <text:p>0</text:p>
          </table:table-cell>
          <table:table-cell office:value-type="float" office:value="20325" table:style-name="ce11">
            <text:p>20,325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彰化商業銀行</text:span></text:p>
          </table:table-cell>
          <table:table-cell office:value-type="float" office:value="575498" table:style-name="ce11">
            <text:p>575,498</text:p>
          </table:table-cell>
          <table:table-cell office:value-type="float" office:value="271912" table:style-name="ce11">
            <text:p>271,912</text:p>
          </table:table-cell>
          <table:table-cell office:value-type="float" office:value="6759" table:style-name="ce11">
            <text:p>6,759</text:p>
          </table:table-cell>
          <table:table-cell office:value-type="float" office:value="3114" table:style-name="ce11">
            <text:p>3,114</text:p>
          </table:table-cell>
          <table:table-cell office:value-type="float" office:value="315328" table:style-name="ce11">
            <text:p>315,328</text:p>
          </table:table-cell>
          <table:table-cell office:value-type="float" office:value="817718" table:style-name="ce11">
            <text:p>817,718</text:p>
          </table:table-cell>
          <table:table-cell office:value-type="float" office:value="1934028" table:style-name="ce11">
            <text:p>1,934,028</text:p>
          </table:table-cell>
          <table:table-cell office:value-type="float" office:value="947" table:style-name="ce11">
            <text:p>947</text:p>
          </table:table-cell>
          <table:table-cell office:value-type="float" office:value="0.23" table:style-name="ce12">
            <text:p>0.23</text:p>
          </table:table-cell>
          <table:table-cell office:value-type="float" office:value="0" table:style-name="ce12">
            <text:p>0.00</text:p>
          </table:table-cell>
          <table:table-cell office:value-type="float" office:value="517.76" table:style-name="ce12">
            <text:p>517.76</text:p>
          </table:table-cell>
          <table:table-cell office:value-type="float" office:value="1551" table:style-name="ce11">
            <text:p>1,551</text:p>
          </table:table-cell>
          <table:table-cell office:value-type="float" office:value="10316" table:style-name="ce11">
            <text:p>10,316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上海商業儲蓄銀行</text:span></text:p>
          </table:table-cell>
          <table:table-cell office:value-type="float" office:value="454147" table:style-name="ce11">
            <text:p>454,147</text:p>
          </table:table-cell>
          <table:table-cell office:value-type="float" office:value="187251" table:style-name="ce11">
            <text:p>187,251</text:p>
          </table:table-cell>
          <table:table-cell office:value-type="float" office:value="3534" table:style-name="ce11">
            <text:p>3,534</text:p>
          </table:table-cell>
          <table:table-cell office:value-type="float" office:value="5070" table:style-name="ce11">
            <text:p>5,070</text:p>
          </table:table-cell>
          <table:table-cell office:value-type="float" office:value="572100" table:style-name="ce11">
            <text:p>572,100</text:p>
          </table:table-cell>
          <table:table-cell office:value-type="float" office:value="1190791" table:style-name="ce11">
            <text:p>1,190,791</text:p>
          </table:table-cell>
          <table:table-cell office:value-type="float" office:value="1447434" table:style-name="ce11">
            <text:p>1,447,434</text:p>
          </table:table-cell>
          <table:table-cell office:value-type="float" office:value="4701" table:style-name="ce11">
            <text:p>4,701</text:p>
          </table:table-cell>
          <table:table-cell office:value-type="float" office:value="0.14000000000000001" table:style-name="ce12">
            <text:p>0.14</text:p>
          </table:table-cell>
          <table:table-cell office:value-type="float" office:value="0.09" table:style-name="ce12">
            <text:p>0.09</text:p>
          </table:table-cell>
          <table:table-cell office:value-type="float" office:value="1916.05" table:style-name="ce12">
            <text:p>1,916.05</text:p>
          </table:table-cell>
          <table:table-cell office:value-type="float" office:value="2204" table:style-name="ce11">
            <text:p>2,204</text:p>
          </table:table-cell>
          <table:table-cell office:value-type="float" office:value="20407" table:style-name="ce11">
            <text:p>20,407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台北富邦商業銀行</text:span></text:p>
          </table:table-cell>
          <table:table-cell office:value-type="float" office:value="4601955" table:style-name="ce11">
            <text:p>4,601,955</text:p>
          </table:table-cell>
          <table:table-cell office:value-type="float" office:value="3123047" table:style-name="ce11">
            <text:p>3,123,047</text:p>
          </table:table-cell>
          <table:table-cell office:value-type="float" office:value="61257" table:style-name="ce11">
            <text:p>61,257</text:p>
          </table:table-cell>
          <table:table-cell office:value-type="float" office:value="15537" table:style-name="ce11">
            <text:p>15,537</text:p>
          </table:table-cell>
          <table:table-cell office:value-type="float" office:value="6091724" table:style-name="ce11">
            <text:p>6,091,724</text:p>
          </table:table-cell>
          <table:table-cell office:value-type="float" office:value="26856888" table:style-name="ce11">
            <text:p>26,856,888</text:p>
          </table:table-cell>
          <table:table-cell office:value-type="float" office:value="30773485" table:style-name="ce11">
            <text:p>30,773,485</text:p>
          </table:table-cell>
          <table:table-cell office:value-type="float" office:value="81325" table:style-name="ce11">
            <text:p>81,325</text:p>
          </table:table-cell>
          <table:table-cell office:value-type="float" office:value="0.08" table:style-name="ce12">
            <text:p>0.08</text:p>
          </table:table-cell>
          <table:table-cell office:value-type="float" office:value="0" table:style-name="ce12">
            <text:p>0.00</text:p>
          </table:table-cell>
          <table:table-cell office:value-type="float" office:value="1438.26" table:style-name="ce12">
            <text:p>1,438.26</text:p>
          </table:table-cell>
          <table:table-cell office:value-type="float" office:value="21358" table:style-name="ce11">
            <text:p>21,358</text:p>
          </table:table-cell>
          <table:table-cell office:value-type="float" office:value="147397" table:style-name="ce11">
            <text:p>147,397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國泰世華商業銀行</text:span></text:p>
          </table:table-cell>
          <table:table-cell office:value-type="float" office:value="7855850" table:style-name="ce11">
            <text:p>7,855,850</text:p>
          </table:table-cell>
          <table:table-cell office:value-type="float" office:value="5556208" table:style-name="ce11">
            <text:p>5,556,208</text:p>
          </table:table-cell>
          <table:table-cell office:value-type="float" office:value="74059" table:style-name="ce11">
            <text:p>74,059</text:p>
          </table:table-cell>
          <table:table-cell office:value-type="float" office:value="30761" table:style-name="ce11">
            <text:p>30,761</text:p>
          </table:table-cell>
          <table:table-cell office:value-type="float" office:value="18021224" table:style-name="ce11">
            <text:p>18,021,224</text:p>
          </table:table-cell>
          <table:table-cell office:value-type="float" office:value="25918248" table:style-name="ce11">
            <text:p>25,918,248</text:p>
          </table:table-cell>
          <table:table-cell office:value-type="float" office:value="52862579" table:style-name="ce11">
            <text:p>52,862,579</text:p>
          </table:table-cell>
          <table:table-cell office:value-type="float" office:value="196099" table:style-name="ce11">
            <text:p>196,099</text:p>
          </table:table-cell>
          <table:table-cell office:value-type="float" office:value="0.11" table:style-name="ce12">
            <text:p>0.11</text:p>
          </table:table-cell>
          <table:table-cell office:value-type="float" office:value="0" table:style-name="ce12">
            <text:p>0.00</text:p>
          </table:table-cell>
          <table:table-cell office:value-type="float" office:value="1549.92" table:style-name="ce12">
            <text:p>1,549.92</text:p>
          </table:table-cell>
          <table:table-cell office:value-type="float" office:value="37226" table:style-name="ce11">
            <text:p>37,226</text:p>
          </table:table-cell>
          <table:table-cell office:value-type="float" office:value="241985" table:style-name="ce11">
            <text:p>241,985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高雄銀行</text:span></text:p>
          </table:table-cell>
          <table:table-cell office:value-type="float" office:value="15428" table:style-name="ce11">
            <text:p>15,428</text:p>
          </table:table-cell>
          <table:table-cell office:value-type="float" office:value="4890" table:style-name="ce11">
            <text:p>4,890</text:p>
          </table:table-cell>
          <table:table-cell office:value-type="float" office:value="51" table:style-name="ce11">
            <text:p>51</text:p>
          </table:table-cell>
          <table:table-cell office:value-type="float" office:value="110" table:style-name="ce11">
            <text:p>110</text:p>
          </table:table-cell>
          <table:table-cell office:value-type="float" office:value="14909" table:style-name="ce11">
            <text:p>14,909</text:p>
          </table:table-cell>
          <table:table-cell office:value-type="float" office:value="616" table:style-name="ce11">
            <text:p>616</text:p>
          </table:table-cell>
          <table:table-cell office:value-type="float" office:value="172351" table:style-name="ce11">
            <text:p>172,351</text:p>
          </table:table-cell>
          <table:table-cell office:value-type="float" office:value="47" table:style-name="ce11">
            <text:p>47</text:p>
          </table:table-cell>
          <table:table-cell office:value-type="float" office:value="0.69" table:style-name="ce12">
            <text:p>0.69</text:p>
          </table:table-cell>
          <table:table-cell office:value-type="float" office:value="0.64" table:style-name="ce12">
            <text:p>0.64</text:p>
          </table:table-cell>
          <table:table-cell office:value-type="float" office:value="191.11" table:style-name="ce12">
            <text:p>191.11</text:p>
          </table:table-cell>
          <table:table-cell office:value-type="float" office:value="0" table:style-name="ce11">
            <text:p>0</text:p>
          </table:table-cell>
          <table:table-cell office:value-type="float" office:value="134" table:style-name="ce11">
            <text:p>13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兆豐國際商業銀行</text:span></text:p>
          </table:table-cell>
          <table:table-cell office:value-type="float" office:value="1087642" table:style-name="ce11">
            <text:p>1,087,642</text:p>
          </table:table-cell>
          <table:table-cell office:value-type="float" office:value="633017" table:style-name="ce11">
            <text:p>633,017</text:p>
          </table:table-cell>
          <table:table-cell office:value-type="float" office:value="10516" table:style-name="ce11">
            <text:p>10,516</text:p>
          </table:table-cell>
          <table:table-cell office:value-type="float" office:value="4236" table:style-name="ce11">
            <text:p>4,236</text:p>
          </table:table-cell>
          <table:table-cell office:value-type="float" office:value="1784896" table:style-name="ce11">
            <text:p>1,784,896</text:p>
          </table:table-cell>
          <table:table-cell office:value-type="float" office:value="4056713" table:style-name="ce11">
            <text:p>4,056,713</text:p>
          </table:table-cell>
          <table:table-cell office:value-type="float" office:value="4017198" table:style-name="ce11">
            <text:p>4,017,198</text:p>
          </table:table-cell>
          <table:table-cell office:value-type="float" office:value="10785" table:style-name="ce11">
            <text:p>10,785</text:p>
          </table:table-cell>
          <table:table-cell office:value-type="float" office:value="0.2" table:style-name="ce12">
            <text:p>0.20</text:p>
          </table:table-cell>
          <table:table-cell office:value-type="float" office:value="0.02" table:style-name="ce12">
            <text:p>0.02</text:p>
          </table:table-cell>
          <table:table-cell office:value-type="float" office:value="684.58" table:style-name="ce12">
            <text:p>684.58</text:p>
          </table:table-cell>
          <table:table-cell office:value-type="float" office:value="8500" table:style-name="ce11">
            <text:p>8,500</text:p>
          </table:table-cell>
          <table:table-cell office:value-type="float" office:value="57511" table:style-name="ce11">
            <text:p>57,511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花旗</text:span>(<text:span text:style-name="T5">台灣</text:span>)<text:span text:style-name="T5">商業銀行</text:span></text:p>
          </table:table-cell>
          <table:table-cell office:value-type="float" office:value="2792179" table:style-name="ce11">
            <text:p>2,792,179</text:p>
          </table:table-cell>
          <table:table-cell office:value-type="float" office:value="2082899" table:style-name="ce11">
            <text:p>2,082,899</text:p>
          </table:table-cell>
          <table:table-cell office:value-type="float" office:value="18693" table:style-name="ce11">
            <text:p>18,693</text:p>
          </table:table-cell>
          <table:table-cell office:value-type="float" office:value="29894" table:style-name="ce11">
            <text:p>29,894</text:p>
          </table:table-cell>
          <table:table-cell office:value-type="float" office:value="10086418" table:style-name="ce11">
            <text:p>10,086,418</text:p>
          </table:table-cell>
          <table:table-cell office:value-type="float" office:value="10081389" table:style-name="ce11">
            <text:p>10,081,389</text:p>
          </table:table-cell>
          <table:table-cell office:value-type="float" office:value="19883736" table:style-name="ce11">
            <text:p>19,883,736</text:p>
          </table:table-cell>
          <table:table-cell office:value-type="float" office:value="122004" table:style-name="ce11">
            <text:p>122,004</text:p>
          </table:table-cell>
          <table:table-cell office:value-type="float" office:value="0.37" table:style-name="ce12">
            <text:p>0.37</text:p>
          </table:table-cell>
          <table:table-cell office:value-type="float" office:value="0.08" table:style-name="ce12">
            <text:p>0.08</text:p>
          </table:table-cell>
          <table:table-cell office:value-type="float" office:value="604.33000000000004" table:style-name="ce12">
            <text:p>604.33</text:p>
          </table:table-cell>
          <table:table-cell office:value-type="float" office:value="34951" table:style-name="ce11">
            <text:p>34,951</text:p>
          </table:table-cell>
          <table:table-cell office:value-type="float" office:value="264971" table:style-name="ce11">
            <text:p>264,971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臺灣中小企業銀行</text:span></text:p>
          </table:table-cell>
          <table:table-cell office:value-type="float" office:value="190764" table:style-name="ce11">
            <text:p>190,764</text:p>
          </table:table-cell>
          <table:table-cell office:value-type="float" office:value="98158" table:style-name="ce11">
            <text:p>98,158</text:p>
          </table:table-cell>
          <table:table-cell office:value-type="float" office:value="623" table:style-name="ce11">
            <text:p>623</text:p>
          </table:table-cell>
          <table:table-cell office:value-type="float" office:value="943" table:style-name="ce11">
            <text:p>943</text:p>
          </table:table-cell>
          <table:table-cell office:value-type="float" office:value="279466" table:style-name="ce11">
            <text:p>279,466</text:p>
          </table:table-cell>
          <table:table-cell office:value-type="float" office:value="151700" table:style-name="ce11">
            <text:p>151,700</text:p>
          </table:table-cell>
          <table:table-cell office:value-type="float" office:value="839228" table:style-name="ce11">
            <text:p>839,228</text:p>
          </table:table-cell>
          <table:table-cell office:value-type="float" office:value="1570" table:style-name="ce11">
            <text:p>1,570</text:p>
          </table:table-cell>
          <table:table-cell office:value-type="float" office:value="0.06" table:style-name="ce12">
            <text:p>0.06</text:p>
          </table:table-cell>
          <table:table-cell office:value-type="float" office:value="0.01" table:style-name="ce12">
            <text:p>0.01</text:p>
          </table:table-cell>
          <table:table-cell office:value-type="float" office:value="313.22000000000003" table:style-name="ce12">
            <text:p>313.22</text:p>
          </table:table-cell>
          <table:table-cell office:value-type="float" office:value="651" table:style-name="ce11">
            <text:p>651</text:p>
          </table:table-cell>
          <table:table-cell office:value-type="float" office:value="8155" table:style-name="ce11">
            <text:p>8,155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渣打國際商業銀行</text:span></text:p>
          </table:table-cell>
          <table:table-cell office:value-type="float" office:value="345458" table:style-name="ce11">
            <text:p>345,458</text:p>
          </table:table-cell>
          <table:table-cell office:value-type="float" office:value="219839" table:style-name="ce11">
            <text:p>219,839</text:p>
          </table:table-cell>
          <table:table-cell office:value-type="float" office:value="817" table:style-name="ce11">
            <text:p>817</text:p>
          </table:table-cell>
          <table:table-cell office:value-type="float" office:value="5202" table:style-name="ce11">
            <text:p>5,202</text:p>
          </table:table-cell>
          <table:table-cell office:value-type="float" office:value="965285" table:style-name="ce11">
            <text:p>965,285</text:p>
          </table:table-cell>
          <table:table-cell office:value-type="float" office:value="471862" table:style-name="ce11">
            <text:p>471,862</text:p>
          </table:table-cell>
          <table:table-cell office:value-type="float" office:value="2002664" table:style-name="ce11">
            <text:p>2,002,664</text:p>
          </table:table-cell>
          <table:table-cell office:value-type="float" office:value="3778" table:style-name="ce11">
            <text:p>3,778</text:p>
          </table:table-cell>
          <table:table-cell office:value-type="float" office:value="0.23" table:style-name="ce12">
            <text:p>0.23</text:p>
          </table:table-cell>
          <table:table-cell office:value-type="float" office:value="0" table:style-name="ce12">
            <text:p>0.00</text:p>
          </table:table-cell>
          <table:table-cell office:value-type="float" office:value="869.59" table:style-name="ce12">
            <text:p>869.59</text:p>
          </table:table-cell>
          <table:table-cell office:value-type="float" office:value="3503" table:style-name="ce11">
            <text:p>3,503</text:p>
          </table:table-cell>
          <table:table-cell office:value-type="float" office:value="28668" table:style-name="ce11">
            <text:p>28,668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台中商業銀行</text:span></text:p>
          </table:table-cell>
          <table:table-cell office:value-type="float" office:value="166224" table:style-name="ce11">
            <text:p>166,224</text:p>
          </table:table-cell>
          <table:table-cell office:value-type="float" office:value="78789" table:style-name="ce11">
            <text:p>78,789</text:p>
          </table:table-cell>
          <table:table-cell office:value-type="float" office:value="1545" table:style-name="ce11">
            <text:p>1,545</text:p>
          </table:table-cell>
          <table:table-cell office:value-type="float" office:value="1105" table:style-name="ce11">
            <text:p>1,105</text:p>
          </table:table-cell>
          <table:table-cell office:value-type="float" office:value="205848" table:style-name="ce11">
            <text:p>205,848</text:p>
          </table:table-cell>
          <table:table-cell office:value-type="float" office:value="47402" table:style-name="ce11">
            <text:p>47,402</text:p>
          </table:table-cell>
          <table:table-cell office:value-type="float" office:value="623014" table:style-name="ce11">
            <text:p>623,014</text:p>
          </table:table-cell>
          <table:table-cell office:value-type="float" office:value="299" table:style-name="ce11">
            <text:p>299</text:p>
          </table:table-cell>
          <table:table-cell office:value-type="float" office:value="0.24" table:style-name="ce12">
            <text:p>0.24</text:p>
          </table:table-cell>
          <table:table-cell office:value-type="float" office:value="0.01" table:style-name="ce12">
            <text:p>0.01</text:p>
          </table:table-cell>
          <table:table-cell office:value-type="float" office:value="1898.81" table:style-name="ce12">
            <text:p>1,898.81</text:p>
          </table:table-cell>
          <table:table-cell office:value-type="float" office:value="1231" table:style-name="ce11">
            <text:p>1,231</text:p>
          </table:table-cell>
          <table:table-cell office:value-type="float" office:value="10355" table:style-name="ce11">
            <text:p>10,355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滙豐</text:span>(<text:span text:style-name="T5">台灣</text:span>)<text:span text:style-name="T5">商業銀行</text:span></text:p>
          </table:table-cell>
          <table:table-cell office:value-type="float" office:value="645648" table:style-name="ce11">
            <text:p>645,648</text:p>
          </table:table-cell>
          <table:table-cell office:value-type="float" office:value="432567" table:style-name="ce11">
            <text:p>432,567</text:p>
          </table:table-cell>
          <table:table-cell office:value-type="float" office:value="8266" table:style-name="ce11">
            <text:p>8,266</text:p>
          </table:table-cell>
          <table:table-cell office:value-type="float" office:value="5613" table:style-name="ce11">
            <text:p>5,613</text:p>
          </table:table-cell>
          <table:table-cell office:value-type="float" office:value="1737993" table:style-name="ce11">
            <text:p>1,737,993</text:p>
          </table:table-cell>
          <table:table-cell office:value-type="float" office:value="1344280" table:style-name="ce11">
            <text:p>1,344,280</text:p>
          </table:table-cell>
          <table:table-cell office:value-type="float" office:value="5781286" table:style-name="ce11">
            <text:p>5,781,286</text:p>
          </table:table-cell>
          <table:table-cell office:value-type="float" office:value="19143" table:style-name="ce11">
            <text:p>19,143</text:p>
          </table:table-cell>
          <table:table-cell office:value-type="float" office:value="0.16" table:style-name="ce12">
            <text:p>0.16</text:p>
          </table:table-cell>
          <table:table-cell office:value-type="float" office:value="0" table:style-name="ce12">
            <text:p>0.00</text:p>
          </table:table-cell>
          <table:table-cell office:value-type="float" office:value="2071.67" table:style-name="ce12">
            <text:p>2,071.67</text:p>
          </table:table-cell>
          <table:table-cell office:value-type="float" office:value="5377" table:style-name="ce11">
            <text:p>5,377</text:p>
          </table:table-cell>
          <table:table-cell office:value-type="float" office:value="30298" table:style-name="ce11">
            <text:p>30,298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華泰商業銀行</text:span></text:p>
          </table:table-cell>
          <table:table-cell office:value-type="float" office:value="9042" table:style-name="ce11">
            <text:p>9,042</text:p>
          </table:table-cell>
          <table:table-cell office:value-type="float" office:value="4901" table:style-name="ce11">
            <text:p>4,901</text:p>
          </table:table-cell>
          <table:table-cell office:value-type="float" office:value="11" table:style-name="ce11">
            <text:p>11</text:p>
          </table:table-cell>
          <table:table-cell office:value-type="float" office:value="29" table:style-name="ce11">
            <text:p>29</text:p>
          </table:table-cell>
          <table:table-cell office:value-type="float" office:value="7644" table:style-name="ce11">
            <text:p>7,644</text:p>
          </table:table-cell>
          <table:table-cell office:value-type="float" office:value="1905" table:style-name="ce11">
            <text:p>1,905</text:p>
          </table:table-cell>
          <table:table-cell office:value-type="float" office:value="41241" table:style-name="ce11">
            <text:p>41,241</text:p>
          </table:table-cell>
          <table:table-cell office:value-type="float" office:value="0" table:style-name="ce11">
            <text:p>0</text:p>
          </table:table-cell>
          <table:table-cell office:value-type="float" office:value="0.21" table:style-name="ce12">
            <text:p>0.21</text:p>
          </table:table-cell>
          <table:table-cell office:value-type="float" office:value="0" table:style-name="ce12">
            <text:p>0.00</text:p>
          </table:table-cell>
          <table:table-cell office:value-type="float" office:value="610.89" table:style-name="ce12">
            <text:p>610.89</text:p>
          </table:table-cell>
          <table:table-cell office:value-type="float" office:value="0" table:style-name="ce11">
            <text:p>0</text:p>
          </table:table-cell>
          <table:table-cell office:value-type="float" office:value="23" table:style-name="ce11">
            <text:p>23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臺灣新光商業銀行</text:span></text:p>
          </table:table-cell>
          <table:table-cell office:value-type="float" office:value="1044655" table:style-name="ce11">
            <text:p>1,044,655</text:p>
          </table:table-cell>
          <table:table-cell office:value-type="float" office:value="632762" table:style-name="ce11">
            <text:p>632,762</text:p>
          </table:table-cell>
          <table:table-cell office:value-type="float" office:value="10179" table:style-name="ce11">
            <text:p>10,179</text:p>
          </table:table-cell>
          <table:table-cell office:value-type="float" office:value="6556" table:style-name="ce11">
            <text:p>6,556</text:p>
          </table:table-cell>
          <table:table-cell office:value-type="float" office:value="1520070" table:style-name="ce11">
            <text:p>1,520,070</text:p>
          </table:table-cell>
          <table:table-cell office:value-type="float" office:value="2369907" table:style-name="ce11">
            <text:p>2,369,907</text:p>
          </table:table-cell>
          <table:table-cell office:value-type="float" office:value="4730310" table:style-name="ce11">
            <text:p>4,730,310</text:p>
          </table:table-cell>
          <table:table-cell office:value-type="float" office:value="4846" table:style-name="ce11">
            <text:p>4,846</text:p>
          </table:table-cell>
          <table:table-cell office:value-type="float" office:value="0.18" table:style-name="ce12">
            <text:p>0.18</text:p>
          </table:table-cell>
          <table:table-cell office:value-type="float" office:value="0.01" table:style-name="ce12">
            <text:p>0.01</text:p>
          </table:table-cell>
          <table:table-cell office:value-type="float" office:value="273.83" table:style-name="ce12">
            <text:p>273.83</text:p>
          </table:table-cell>
          <table:table-cell office:value-type="float" office:value="0" table:style-name="ce11">
            <text:p>0</text:p>
          </table:table-cell>
          <table:table-cell office:value-type="float" office:value="33095" table:style-name="ce11">
            <text:p>33,095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陽信商業銀行</text:span></text:p>
          </table:table-cell>
          <table:table-cell office:value-type="float" office:value="113384" table:style-name="ce11">
            <text:p>113,384</text:p>
          </table:table-cell>
          <table:table-cell office:value-type="float" office:value="56030" table:style-name="ce11">
            <text:p>56,030</text:p>
          </table:table-cell>
          <table:table-cell office:value-type="float" office:value="1257" table:style-name="ce11">
            <text:p>1,257</text:p>
          </table:table-cell>
          <table:table-cell office:value-type="float" office:value="765" table:style-name="ce11">
            <text:p>765</text:p>
          </table:table-cell>
          <table:table-cell office:value-type="float" office:value="169649" table:style-name="ce11">
            <text:p>169,649</text:p>
          </table:table-cell>
          <table:table-cell office:value-type="float" office:value="104498" table:style-name="ce11">
            <text:p>104,498</text:p>
          </table:table-cell>
          <table:table-cell office:value-type="float" office:value="388357" table:style-name="ce11">
            <text:p>388,357</text:p>
          </table:table-cell>
          <table:table-cell office:value-type="float" office:value="80" table:style-name="ce11">
            <text:p>80</text:p>
          </table:table-cell>
          <table:table-cell office:value-type="float" office:value="0.53" table:style-name="ce12">
            <text:p>0.53</text:p>
          </table:table-cell>
          <table:table-cell office:value-type="float" office:value="0.01" table:style-name="ce12">
            <text:p>0.01</text:p>
          </table:table-cell>
          <table:table-cell office:value-type="float" office:value="420.83" table:style-name="ce12">
            <text:p>420.83</text:p>
          </table:table-cell>
          <table:table-cell office:value-type="float" office:value="0" table:style-name="ce11">
            <text:p>0</text:p>
          </table:table-cell>
          <table:table-cell office:value-type="float" office:value="5110" table:style-name="ce11">
            <text:p>5,11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三信商業銀行</text:span></text:p>
          </table:table-cell>
          <table:table-cell office:value-type="float" office:value="18287" table:style-name="ce11">
            <text:p>18,287</text:p>
          </table:table-cell>
          <table:table-cell office:value-type="float" office:value="11950" table:style-name="ce11">
            <text:p>11,950</text:p>
          </table:table-cell>
          <table:table-cell office:value-type="float" office:value="303" table:style-name="ce11">
            <text:p>303</text:p>
          </table:table-cell>
          <table:table-cell office:value-type="float" office:value="42" table:style-name="ce11">
            <text:p>42</text:p>
          </table:table-cell>
          <table:table-cell office:value-type="float" office:value="19783" table:style-name="ce11">
            <text:p>19,783</text:p>
          </table:table-cell>
          <table:table-cell office:value-type="float" office:value="16074" table:style-name="ce11">
            <text:p>16,074</text:p>
          </table:table-cell>
          <table:table-cell office:value-type="float" office:value="116413" table:style-name="ce11">
            <text:p>116,413</text:p>
          </table:table-cell>
          <table:table-cell office:value-type="float" office:value="21" table:style-name="ce11">
            <text:p>21</text:p>
          </table:table-cell>
          <table:table-cell office:value-type="float" office:value="0.2" table:style-name="ce12">
            <text:p>0.20</text:p>
          </table:table-cell>
          <table:table-cell office:value-type="float" office:value="0" table:style-name="ce12">
            <text:p>0.00</text:p>
          </table:table-cell>
          <table:table-cell office:value-type="float" office:value="3018.7" table:style-name="ce12">
            <text:p>3,018.70</text:p>
          </table:table-cell>
          <table:table-cell office:value-type="float" office:value="0" table:style-name="ce11">
            <text:p>0</text:p>
          </table:table-cell>
          <table:table-cell office:value-type="float" office:value="273" table:style-name="ce11">
            <text:p>273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聯邦商業銀行</text:span></text:p>
          </table:table-cell>
          <table:table-cell office:value-type="float" office:value="2356196" table:style-name="ce11">
            <text:p>2,356,196</text:p>
          </table:table-cell>
          <table:table-cell office:value-type="float" office:value="1339801" table:style-name="ce11">
            <text:p>1,339,801</text:p>
          </table:table-cell>
          <table:table-cell office:value-type="float" office:value="30166" table:style-name="ce11">
            <text:p>30,166</text:p>
          </table:table-cell>
          <table:table-cell office:value-type="float" office:value="15190" table:style-name="ce11">
            <text:p>15,190</text:p>
          </table:table-cell>
          <table:table-cell office:value-type="float" office:value="5421264" table:style-name="ce11">
            <text:p>5,421,264</text:p>
          </table:table-cell>
          <table:table-cell office:value-type="float" office:value="4819053" table:style-name="ce11">
            <text:p>4,819,053</text:p>
          </table:table-cell>
          <table:table-cell office:value-type="float" office:value="10096931" table:style-name="ce11">
            <text:p>10,096,931</text:p>
          </table:table-cell>
          <table:table-cell office:value-type="float" office:value="39674" table:style-name="ce11">
            <text:p>39,674</text:p>
          </table:table-cell>
          <table:table-cell office:value-type="float" office:value="0.13" table:style-name="ce12">
            <text:p>0.13</text:p>
          </table:table-cell>
          <table:table-cell office:value-type="float" office:value="0" table:style-name="ce12">
            <text:p>0.00</text:p>
          </table:table-cell>
          <table:table-cell office:value-type="float" office:value="172.42" table:style-name="ce12">
            <text:p>172.42</text:p>
          </table:table-cell>
          <table:table-cell office:value-type="float" office:value="12537" table:style-name="ce11">
            <text:p>12,537</text:p>
          </table:table-cell>
          <table:table-cell office:value-type="float" office:value="94434" table:style-name="ce11">
            <text:p>94,43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遠東國際商業銀行</text:span></text:p>
          </table:table-cell>
          <table:table-cell office:value-type="float" office:value="1571364" table:style-name="ce11">
            <text:p>1,571,364</text:p>
          </table:table-cell>
          <table:table-cell office:value-type="float" office:value="985581" table:style-name="ce11">
            <text:p>985,581</text:p>
          </table:table-cell>
          <table:table-cell office:value-type="float" office:value="13339" table:style-name="ce11">
            <text:p>13,339</text:p>
          </table:table-cell>
          <table:table-cell office:value-type="float" office:value="10882" table:style-name="ce11">
            <text:p>10,882</text:p>
          </table:table-cell>
          <table:table-cell office:value-type="float" office:value="3637126" table:style-name="ce11">
            <text:p>3,637,126</text:p>
          </table:table-cell>
          <table:table-cell office:value-type="float" office:value="4288338" table:style-name="ce11">
            <text:p>4,288,338</text:p>
          </table:table-cell>
          <table:table-cell office:value-type="float" office:value="4513620" table:style-name="ce11">
            <text:p>4,513,620</text:p>
          </table:table-cell>
          <table:table-cell office:value-type="float" office:value="106960" table:style-name="ce11">
            <text:p>106,960</text:p>
          </table:table-cell>
          <table:table-cell office:value-type="float" office:value="0.3" table:style-name="ce12">
            <text:p>0.30</text:p>
          </table:table-cell>
          <table:table-cell office:value-type="float" office:value="0.09" table:style-name="ce12">
            <text:p>0.09</text:p>
          </table:table-cell>
          <table:table-cell office:value-type="float" office:value="105.35" table:style-name="ce12">
            <text:p>105.35</text:p>
          </table:table-cell>
          <table:table-cell office:value-type="float" office:value="7413" table:style-name="ce11">
            <text:p>7,413</text:p>
          </table:table-cell>
          <table:table-cell office:value-type="float" office:value="76375" table:style-name="ce11">
            <text:p>76,375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元大商業銀行</text:span></text:p>
          </table:table-cell>
          <table:table-cell office:value-type="float" office:value="1183059" table:style-name="ce11">
            <text:p>1,183,059</text:p>
          </table:table-cell>
          <table:table-cell office:value-type="float" office:value="552591" table:style-name="ce11">
            <text:p>552,591</text:p>
          </table:table-cell>
          <table:table-cell office:value-type="float" office:value="4856" table:style-name="ce11">
            <text:p>4,856</text:p>
          </table:table-cell>
          <table:table-cell office:value-type="float" office:value="5834" table:style-name="ce11">
            <text:p>5,834</text:p>
          </table:table-cell>
          <table:table-cell office:value-type="float" office:value="1172308" table:style-name="ce11">
            <text:p>1,172,308</text:p>
          </table:table-cell>
          <table:table-cell office:value-type="float" office:value="3111061" table:style-name="ce11">
            <text:p>3,111,061</text:p>
          </table:table-cell>
          <table:table-cell office:value-type="float" office:value="4541866" table:style-name="ce11">
            <text:p>4,541,866</text:p>
          </table:table-cell>
          <table:table-cell office:value-type="float" office:value="17423" table:style-name="ce11">
            <text:p>17,423</text:p>
          </table:table-cell>
          <table:table-cell office:value-type="float" office:value="0.08" table:style-name="ce12">
            <text:p>0.08</text:p>
          </table:table-cell>
          <table:table-cell office:value-type="float" office:value="0" table:style-name="ce12">
            <text:p>0.00</text:p>
          </table:table-cell>
          <table:table-cell office:value-type="float" office:value="778.27" table:style-name="ce12">
            <text:p>778.27</text:p>
          </table:table-cell>
          <table:table-cell office:value-type="float" office:value="3330" table:style-name="ce11">
            <text:p>3,330</text:p>
          </table:table-cell>
          <table:table-cell office:value-type="float" office:value="27012" table:style-name="ce11">
            <text:p>27,012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永豐商業銀行</text:span></text:p>
          </table:table-cell>
          <table:table-cell office:value-type="float" office:value="2246011" table:style-name="ce11">
            <text:p>2,246,011</text:p>
          </table:table-cell>
          <table:table-cell office:value-type="float" office:value="1213060" table:style-name="ce11">
            <text:p>1,213,060</text:p>
          </table:table-cell>
          <table:table-cell office:value-type="float" office:value="18619" table:style-name="ce11">
            <text:p>18,619</text:p>
          </table:table-cell>
          <table:table-cell office:value-type="float" office:value="6615" table:style-name="ce11">
            <text:p>6,615</text:p>
          </table:table-cell>
          <table:table-cell office:value-type="float" office:value="3872216" table:style-name="ce11">
            <text:p>3,872,216</text:p>
          </table:table-cell>
          <table:table-cell office:value-type="float" office:value="5450917" table:style-name="ce11">
            <text:p>5,450,917</text:p>
          </table:table-cell>
          <table:table-cell office:value-type="float" office:value="11190445" table:style-name="ce11">
            <text:p>11,190,445</text:p>
          </table:table-cell>
          <table:table-cell office:value-type="float" office:value="73752" table:style-name="ce11">
            <text:p>73,752</text:p>
          </table:table-cell>
          <table:table-cell office:value-type="float" office:value="0.12" table:style-name="ce12">
            <text:p>0.12</text:p>
          </table:table-cell>
          <table:table-cell office:value-type="float" office:value="0" table:style-name="ce12">
            <text:p>0.00</text:p>
          </table:table-cell>
          <table:table-cell office:value-type="float" office:value="847.93" table:style-name="ce12">
            <text:p>847.93</text:p>
          </table:table-cell>
          <table:table-cell office:value-type="float" office:value="11363" table:style-name="ce11">
            <text:p>11,363</text:p>
          </table:table-cell>
          <table:table-cell office:value-type="float" office:value="82708" table:style-name="ce11">
            <text:p>82,708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玉山商業銀行</text:span></text:p>
          </table:table-cell>
          <table:table-cell office:value-type="float" office:value="6802744" table:style-name="ce11">
            <text:p>6,802,744</text:p>
          </table:table-cell>
          <table:table-cell office:value-type="float" office:value="4574245" table:style-name="ce11">
            <text:p>4,574,245</text:p>
          </table:table-cell>
          <table:table-cell office:value-type="float" office:value="48010" table:style-name="ce11">
            <text:p>48,010</text:p>
          </table:table-cell>
          <table:table-cell office:value-type="float" office:value="24601" table:style-name="ce11">
            <text:p>24,601</text:p>
          </table:table-cell>
          <table:table-cell office:value-type="float" office:value="12649617" table:style-name="ce11">
            <text:p>12,649,617</text:p>
          </table:table-cell>
          <table:table-cell office:value-type="float" office:value="29611573" table:style-name="ce11">
            <text:p>29,611,573</text:p>
          </table:table-cell>
          <table:table-cell office:value-type="float" office:value="41348057" table:style-name="ce11">
            <text:p>41,348,057</text:p>
          </table:table-cell>
          <table:table-cell office:value-type="float" office:value="238840" table:style-name="ce11">
            <text:p>238,840</text:p>
          </table:table-cell>
          <table:table-cell office:value-type="float" office:value="0.11" table:style-name="ce12">
            <text:p>0.11</text:p>
          </table:table-cell>
          <table:table-cell office:value-type="float" office:value="0" table:style-name="ce12">
            <text:p>0.00</text:p>
          </table:table-cell>
          <table:table-cell office:value-type="float" office:value="619.58000000000004" table:style-name="ce12">
            <text:p>619.58</text:p>
          </table:table-cell>
          <table:table-cell office:value-type="float" office:value="37471" table:style-name="ce11">
            <text:p>37,471</text:p>
          </table:table-cell>
          <table:table-cell office:value-type="float" office:value="308739" table:style-name="ce11">
            <text:p>308,739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凱基商業銀行</text:span></text:p>
          </table:table-cell>
          <table:table-cell office:value-type="float" office:value="383542" table:style-name="ce11">
            <text:p>383,542</text:p>
          </table:table-cell>
          <table:table-cell office:value-type="float" office:value="191744" table:style-name="ce11">
            <text:p>191,744</text:p>
          </table:table-cell>
          <table:table-cell office:value-type="float" office:value="2906" table:style-name="ce11">
            <text:p>2,906</text:p>
          </table:table-cell>
          <table:table-cell office:value-type="float" office:value="2132" table:style-name="ce11">
            <text:p>2,132</text:p>
          </table:table-cell>
          <table:table-cell office:value-type="float" office:value="1132098" table:style-name="ce11">
            <text:p>1,132,098</text:p>
          </table:table-cell>
          <table:table-cell office:value-type="float" office:value="1012986" table:style-name="ce11">
            <text:p>1,012,986</text:p>
          </table:table-cell>
          <table:table-cell office:value-type="float" office:value="1141305" table:style-name="ce11">
            <text:p>1,141,305</text:p>
          </table:table-cell>
          <table:table-cell office:value-type="float" office:value="4910" table:style-name="ce11">
            <text:p>4,910</text:p>
          </table:table-cell>
          <table:table-cell office:value-type="float" office:value="0.81" table:style-name="ce12">
            <text:p>0.81</text:p>
          </table:table-cell>
          <table:table-cell office:value-type="float" office:value="0.5" table:style-name="ce12">
            <text:p>0.50</text:p>
          </table:table-cell>
          <table:table-cell office:value-type="float" office:value="151.38999999999999" table:style-name="ce12">
            <text:p>151.39</text:p>
          </table:table-cell>
          <table:table-cell office:value-type="float" office:value="8396" table:style-name="ce11">
            <text:p>8,396</text:p>
          </table:table-cell>
          <table:table-cell office:value-type="float" office:value="47520" table:style-name="ce11">
            <text:p>47,52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星展</text:span>(<text:span text:style-name="T5">台灣</text:span>)<text:span text:style-name="T5">商業銀行</text:span></text:p>
          </table:table-cell>
          <table:table-cell office:value-type="float" office:value="642505" table:style-name="ce11">
            <text:p>642,505</text:p>
          </table:table-cell>
          <table:table-cell office:value-type="float" office:value="327263" table:style-name="ce11">
            <text:p>327,263</text:p>
          </table:table-cell>
          <table:table-cell office:value-type="float" office:value="5010" table:style-name="ce11">
            <text:p>5,010</text:p>
          </table:table-cell>
          <table:table-cell office:value-type="float" office:value="4016" table:style-name="ce11">
            <text:p>4,016</text:p>
          </table:table-cell>
          <table:table-cell office:value-type="float" office:value="1232695" table:style-name="ce11">
            <text:p>1,232,695</text:p>
          </table:table-cell>
          <table:table-cell office:value-type="float" office:value="2326676" table:style-name="ce11">
            <text:p>2,326,676</text:p>
          </table:table-cell>
          <table:table-cell office:value-type="float" office:value="3501077" table:style-name="ce11">
            <text:p>3,501,077</text:p>
          </table:table-cell>
          <table:table-cell office:value-type="float" office:value="20260" table:style-name="ce11">
            <text:p>20,260</text:p>
          </table:table-cell>
          <table:table-cell office:value-type="float" office:value="0.46" table:style-name="ce12">
            <text:p>0.46</text:p>
          </table:table-cell>
          <table:table-cell office:value-type="float" office:value="0" table:style-name="ce12">
            <text:p>0.00</text:p>
          </table:table-cell>
          <table:table-cell office:value-type="float" office:value="487.23" table:style-name="ce12">
            <text:p>487.23</text:p>
          </table:table-cell>
          <table:table-cell office:value-type="float" office:value="9329" table:style-name="ce11">
            <text:p>9,329</text:p>
          </table:table-cell>
          <table:table-cell office:value-type="float" office:value="80267" table:style-name="ce11">
            <text:p>80,267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台新國際商業銀行</text:span></text:p>
          </table:table-cell>
          <table:table-cell office:value-type="float" office:value="6222983" table:style-name="ce11">
            <text:p>6,222,983</text:p>
          </table:table-cell>
          <table:table-cell office:value-type="float" office:value="4149634" table:style-name="ce11">
            <text:p>4,149,634</text:p>
          </table:table-cell>
          <table:table-cell office:value-type="float" office:value="62792" table:style-name="ce11">
            <text:p>62,792</text:p>
          </table:table-cell>
          <table:table-cell office:value-type="float" office:value="34313" table:style-name="ce11">
            <text:p>34,313</text:p>
          </table:table-cell>
          <table:table-cell office:value-type="float" office:value="9814685" table:style-name="ce11">
            <text:p>9,814,685</text:p>
          </table:table-cell>
          <table:table-cell office:value-type="float" office:value="23020428" table:style-name="ce11">
            <text:p>23,020,428</text:p>
          </table:table-cell>
          <table:table-cell office:value-type="float" office:value="32582058" table:style-name="ce11">
            <text:p>32,582,058</text:p>
          </table:table-cell>
          <table:table-cell office:value-type="float" office:value="139119" table:style-name="ce11">
            <text:p>139,119</text:p>
          </table:table-cell>
          <table:table-cell office:value-type="float" office:value="0.13" table:style-name="ce12">
            <text:p>0.13</text:p>
          </table:table-cell>
          <table:table-cell office:value-type="float" office:value="0.01" table:style-name="ce12">
            <text:p>0.01</text:p>
          </table:table-cell>
          <table:table-cell office:value-type="float" office:value="1006.6" table:style-name="ce12">
            <text:p>1,006.60</text:p>
          </table:table-cell>
          <table:table-cell office:value-type="float" office:value="25261" table:style-name="ce11">
            <text:p>25,261</text:p>
          </table:table-cell>
          <table:table-cell office:value-type="float" office:value="142213" table:style-name="ce11">
            <text:p>142,213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日盛國際商業銀行</text:span></text:p>
          </table:table-cell>
          <table:table-cell office:value-type="float" office:value="135541" table:style-name="ce11">
            <text:p>135,541</text:p>
          </table:table-cell>
          <table:table-cell office:value-type="float" office:value="78746" table:style-name="ce11">
            <text:p>78,746</text:p>
          </table:table-cell>
          <table:table-cell office:value-type="float" office:value="76" table:style-name="ce11">
            <text:p>76</text:p>
          </table:table-cell>
          <table:table-cell office:value-type="float" office:value="603" table:style-name="ce11">
            <text:p>603</text:p>
          </table:table-cell>
          <table:table-cell office:value-type="float" office:value="218882" table:style-name="ce11">
            <text:p>218,882</text:p>
          </table:table-cell>
          <table:table-cell office:value-type="float" office:value="55829" table:style-name="ce11">
            <text:p>55,829</text:p>
          </table:table-cell>
          <table:table-cell office:value-type="float" office:value="267921" table:style-name="ce11">
            <text:p>267,921</text:p>
          </table:table-cell>
          <table:table-cell office:value-type="float" office:value="462" table:style-name="ce11">
            <text:p>462</text:p>
          </table:table-cell>
          <table:table-cell office:value-type="float" office:value="0.27" table:style-name="ce12">
            <text:p>0.27</text:p>
          </table:table-cell>
          <table:table-cell office:value-type="float" office:value="0.03" table:style-name="ce12">
            <text:p>0.03</text:p>
          </table:table-cell>
          <table:table-cell office:value-type="float" office:value="930.96" table:style-name="ce12">
            <text:p>930.96</text:p>
          </table:table-cell>
          <table:table-cell office:value-type="float" office:value="0" table:style-name="ce11">
            <text:p>0</text:p>
          </table:table-cell>
          <table:table-cell office:value-type="float" office:value="3016" table:style-name="ce11">
            <text:p>3,016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安泰商業銀行</text:span></text:p>
          </table:table-cell>
          <table:table-cell office:value-type="float" office:value="123446" table:style-name="ce11">
            <text:p>123,446</text:p>
          </table:table-cell>
          <table:table-cell office:value-type="float" office:value="53234" table:style-name="ce11">
            <text:p>53,234</text:p>
          </table:table-cell>
          <table:table-cell office:value-type="float" office:value="419" table:style-name="ce11">
            <text:p>419</text:p>
          </table:table-cell>
          <table:table-cell office:value-type="float" office:value="512" table:style-name="ce11">
            <text:p>512</text:p>
          </table:table-cell>
          <table:table-cell office:value-type="float" office:value="174927" table:style-name="ce11">
            <text:p>174,927</text:p>
          </table:table-cell>
          <table:table-cell office:value-type="float" office:value="1131337" table:style-name="ce11">
            <text:p>1,131,337</text:p>
          </table:table-cell>
          <table:table-cell office:value-type="float" office:value="362619" table:style-name="ce11">
            <text:p>362,619</text:p>
          </table:table-cell>
          <table:table-cell office:value-type="float" office:value="281" table:style-name="ce11">
            <text:p>281</text:p>
          </table:table-cell>
          <table:table-cell office:value-type="float" office:value="0.23" table:style-name="ce12">
            <text:p>0.23</text:p>
          </table:table-cell>
          <table:table-cell office:value-type="float" office:value="0.06" table:style-name="ce12">
            <text:p>0.06</text:p>
          </table:table-cell>
          <table:table-cell office:value-type="float" office:value="386.37" table:style-name="ce12">
            <text:p>386.37</text:p>
          </table:table-cell>
          <table:table-cell office:value-type="float" office:value="0" table:style-name="ce11">
            <text:p>0</text:p>
          </table:table-cell>
          <table:table-cell office:value-type="float" office:value="3739" table:style-name="ce11">
            <text:p>3,739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中國信託商業銀行</text:span></text:p>
          </table:table-cell>
          <table:table-cell office:value-type="float" office:value="8267451" table:style-name="ce11">
            <text:p>8,267,451</text:p>
          </table:table-cell>
          <table:table-cell office:value-type="float" office:value="5168664" table:style-name="ce11">
            <text:p>5,168,664</text:p>
          </table:table-cell>
          <table:table-cell office:value-type="float" office:value="117219" table:style-name="ce11">
            <text:p>117,219</text:p>
          </table:table-cell>
          <table:table-cell office:value-type="float" office:value="59784" table:style-name="ce11">
            <text:p>59,784</text:p>
          </table:table-cell>
          <table:table-cell office:value-type="float" office:value="15292659" table:style-name="ce11">
            <text:p>15,292,659</text:p>
          </table:table-cell>
          <table:table-cell office:value-type="float" office:value="35912572" table:style-name="ce11">
            <text:p>35,912,572</text:p>
          </table:table-cell>
          <table:table-cell office:value-type="float" office:value="48427303" table:style-name="ce11">
            <text:p>48,427,303</text:p>
          </table:table-cell>
          <table:table-cell office:value-type="float" office:value="570763" table:style-name="ce11">
            <text:p>570,763</text:p>
          </table:table-cell>
          <table:table-cell office:value-type="float" office:value="0.1" table:style-name="ce12">
            <text:p>0.10</text:p>
          </table:table-cell>
          <table:table-cell office:value-type="float" office:value="0" table:style-name="ce12">
            <text:p>0.00</text:p>
          </table:table-cell>
          <table:table-cell office:value-type="float" office:value="422.88" table:style-name="ce12">
            <text:p>422.88</text:p>
          </table:table-cell>
          <table:table-cell office:value-type="float" office:value="56800" table:style-name="ce11">
            <text:p>56,800</text:p>
          </table:table-cell>
          <table:table-cell office:value-type="float" office:value="448261" table:style-name="ce11">
            <text:p>448,261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台灣樂天信用卡股份有限公司</text:span></text:p>
          </table:table-cell>
          <table:table-cell office:value-type="float" office:value="598921" table:style-name="ce11">
            <text:p>598,921</text:p>
          </table:table-cell>
          <table:table-cell office:value-type="float" office:value="187102" table:style-name="ce11">
            <text:p>187,102</text:p>
          </table:table-cell>
          <table:table-cell office:value-type="float" office:value="1707" table:style-name="ce11">
            <text:p>1,707</text:p>
          </table:table-cell>
          <table:table-cell office:value-type="float" office:value="6183" table:style-name="ce11">
            <text:p>6,183</text:p>
          </table:table-cell>
          <table:table-cell office:value-type="float" office:value="547191" table:style-name="ce11">
            <text:p>547,191</text:p>
          </table:table-cell>
          <table:table-cell office:value-type="float" office:value="689726" table:style-name="ce11">
            <text:p>689,726</text:p>
          </table:table-cell>
          <table:table-cell office:value-type="float" office:value="829614" table:style-name="ce11">
            <text:p>829,614</text:p>
          </table:table-cell>
          <table:table-cell office:value-type="float" office:value="5341" table:style-name="ce11">
            <text:p>5,341</text:p>
          </table:table-cell>
          <table:table-cell office:value-type="float" office:value="2.48" table:style-name="ce12">
            <text:p>2.48</text:p>
          </table:table-cell>
          <table:table-cell office:value-type="float" office:value="1.17" table:style-name="ce12">
            <text:p>1.17</text:p>
          </table:table-cell>
          <table:table-cell office:value-type="float" office:value="109.95" table:style-name="ce12">
            <text:p>109.95</text:p>
          </table:table-cell>
          <table:table-cell office:value-type="float" office:value="807" table:style-name="ce11">
            <text:p>807</text:p>
          </table:table-cell>
          <table:table-cell office:value-type="float" office:value="6459" table:style-name="ce11">
            <text:p>6,459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台灣美國運通國際</text:span>(<text:span text:style-name="T5">股</text:span>)<text:span text:style-name="T5">公司</text:span></text:p>
          </table:table-cell>
          <table:table-cell office:value-type="float" office:value="174363" table:style-name="ce11">
            <text:p>174,363</text:p>
          </table:table-cell>
          <table:table-cell office:value-type="float" office:value="102976" table:style-name="ce11">
            <text:p>102,976</text:p>
          </table:table-cell>
          <table:table-cell office:value-type="float" office:value="3228" table:style-name="ce11">
            <text:p>3,228</text:p>
          </table:table-cell>
          <table:table-cell office:value-type="float" office:value="1476" table:style-name="ce11">
            <text:p>1,476</text:p>
          </table:table-cell>
          <table:table-cell office:value-type="float" office:value="236315" table:style-name="ce11">
            <text:p>236,315</text:p>
          </table:table-cell>
          <table:table-cell office:value-type="float" office:value="0" table:style-name="ce11">
            <text:p>0</text:p>
          </table:table-cell>
          <table:table-cell office:value-type="float" office:value="3893638" table:style-name="ce11">
            <text:p>3,893,638</text:p>
          </table:table-cell>
          <table:table-cell office:value-type="float" office:value="850" table:style-name="ce11">
            <text:p>850</text:p>
          </table:table-cell>
          <table:table-cell office:value-type="float" office:value="0.23" table:style-name="ce12">
            <text:p>0.23</text:p>
          </table:table-cell>
          <table:table-cell office:value-type="float" office:value="0" table:style-name="ce12">
            <text:p>0.00</text:p>
          </table:table-cell>
          <table:table-cell office:value-type="float" office:value="646.07000000000005" table:style-name="ce12">
            <text:p>646.07</text:p>
          </table:table-cell>
          <table:table-cell office:value-type="float" office:value="2182" table:style-name="ce11">
            <text:p>2,182</text:p>
          </table:table-cell>
          <table:table-cell office:value-type="float" office:value="19977" table:style-name="ce11">
            <text:p>19,977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5">總計</text:span></text:p>
          </table:table-cell>
          <table:table-cell office:value-type="float" office:value="54414688" table:style-name="ce11">
            <text:p>54,414,688</text:p>
          </table:table-cell>
          <table:table-cell office:value-type="float" office:value="34664057" table:style-name="ce11">
            <text:p>34,664,057</text:p>
          </table:table-cell>
          <table:table-cell office:value-type="float" office:value="550468" table:style-name="ce11">
            <text:p>550,468</text:p>
          </table:table-cell>
          <table:table-cell office:value-type="float" office:value="313560" table:style-name="ce11">
            <text:p>313,560</text:p>
          </table:table-cell>
          <table:table-cell office:value-type="float" office:value="101010062" table:style-name="ce11">
            <text:p>101,010,062</text:p>
          </table:table-cell>
          <table:table-cell office:value-type="float" office:value="192990561" table:style-name="ce11">
            <text:p>192,990,561</text:p>
          </table:table-cell>
          <table:table-cell office:value-type="float" office:value="303760704" table:style-name="ce11">
            <text:p>303,760,704</text:p>
          </table:table-cell>
          <table:table-cell office:value-type="float" office:value="1676000" table:style-name="ce11">
            <text:p>1,676,000</text:p>
          </table:table-cell>
          <table:table-cell office:value-type="float" office:value="0.15201715141691702" table:style-name="ce12">
            <text:p>0.15</text:p>
          </table:table-cell>
          <table:table-cell office:value-type="float" office:value="0.02" table:style-name="ce12">
            <text:p>0.02</text:p>
          </table:table-cell>
          <table:table-cell office:value-type="float" office:value="540.64091933185273" table:style-name="ce12">
            <text:p>540.64</text:p>
          </table:table-cell>
          <table:table-cell office:value-type="float" office:value="305564" table:style-name="ce11">
            <text:p>305,564</text:p>
          </table:table-cell>
          <table:table-cell office:value-type="float" office:value="2322666" table:style-name="ce11">
            <text:p>2,322,666</text:p>
          </table:table-cell>
          <table:table-cell table:number-columns-repeated="16370" table:style-name="ce13"/>
        </table:table-row>
        <table:table-row table:style-name="ro5">
          <table:table-cell table:number-columns-repeated="16384" table:style-name="ce13"/>
        </table:table-row>
        <table:table-row table:style-name="ro6">
          <table:table-cell office:value-type="string" table:style-name="ce14">
            <text:p><text:span text:style-name="T7">一、資料來源：各金融機構自行申報。</text:span>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4">
            <text:p><text:span text:style-name="T7">二、揭露項目及認定標準：</text:span>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4">
            <text:p><text:span text:style-name="T7">　</text:span>1.<text:span text:style-name="T7">流通卡數：發卡總數減停卡總數，且卡片狀況為正常者。</text:span>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4">
            <text:p><text:span text:style-name="T7">　</text:span>2.<text:span text:style-name="T7">有效卡數：最近六個月有消費紀錄之卡，不含</text:span>Debit<text:span text:style-name="T7">卡，只有郵購分期交易亦算有效卡，不含只有循環繳款之卡片。</text:span>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4">
            <text:p><text:span text:style-name="T7">　</text:span>3.<text:span text:style-name="T7">當月發卡數：不含補發卡、續卡。</text:span>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4">
            <text:p><text:span text:style-name="T7">　</text:span>4.<text:span text:style-name="T7">當月停卡數：指新增停卡部分。</text:span>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4">
            <text:p><text:span text:style-name="T7">　</text:span>5.<text:span text:style-name="T7">循環信用餘額：係指持卡人使用循環信用之餘額。</text:span>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4">
            <text:p><text:span text:style-name="T7">　</text:span>6.<text:span text:style-name="T7">未到期分期付款餘額：包括預借現金分期、消費帳款分期及帳單分期。</text:span>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4">
            <text:p><text:span text:style-name="T7">　</text:span>7.<text:span text:style-name="T7">當月簽帳金額：係指持卡人當月刷卡消費金額，如屬分期消費帳款應於消費當月全數申報本欄。</text:span>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4">
            <text:p><text:span text:style-name="T7">　</text:span>8.<text:span text:style-name="T7">當月預借現金金額：係指持卡人當月動用預借現金金額，如屬分期預借現金應於動用當月全數申報本欄。</text:span>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4">
            <text:p><text:span text:style-name="T7">　</text:span>9.<text:span text:style-name="T7">逾期帳款：指持卡人每月繳款金額未達最低應繳金額、及雖未超逾期限但已向主、從債務人訴追者，其應付帳款。</text:span>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4">
            <text:p><text:span text:style-name="T7">　　　　　　　若持卡人已逾期達數月，而嗣後繳付金額僅涵蓋一個月的最低應繳金額，則逾期期間減少一個月，須</text:span>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4">
            <text:p><text:span text:style-name="T7">　　　　　　　俟持卡人將所積欠各期最低應繳金額全部償還後，始得回復為未逾期。</text:span>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4">
            <text:p><text:span text:style-name="T7">　</text:span>10.<text:span text:style-name="T7">備抵呆帳提足率：實際提列備抵呆帳占應提備抵呆帳之比率。</text:span></text:p>
          </table:table-cell>
          <table:table-cell table:number-columns-repeated="16383" table:style-name="ce13"/>
        </table:table-row>
        <table:table-row table:number-rows-repeated="4" table:style-name="ro5">
          <table:table-cell table:number-columns-repeated="16384" table:style-name="ce13"/>
        </table:table-row>
        <table:table-row table:number-rows-repeated="1048518" table:style-name="ro2">
          <table:table-cell table:number-columns-repeated="16384"/>
        </table:table-row>
        <table:named-expressions>
          <table:named-range table:name="外部資料_1" table:cell-range-address="11108.$A$1:11108.$N$23" table:base-cell-address="11108.$A$1"/>
          <table:named-range table:name="外部資料_10" table:cell-range-address="11108.$A$1:11108.$N$23" table:base-cell-address="11108.$A$1"/>
          <table:named-range table:name="外部資料_11" table:cell-range-address="11108.$A$1:11108.$N$23" table:base-cell-address="11108.$A$1"/>
          <table:named-range table:name="外部資料_12" table:cell-range-address="11108.$A$1:11108.$N$23" table:base-cell-address="11108.$A$1"/>
          <table:named-range table:name="外部資料_13" table:cell-range-address="11108.$A$1:11108.$N$23" table:base-cell-address="11108.$A$1"/>
          <table:named-range table:name="外部資料_14" table:cell-range-address="11108.$A$1:11108.$N$23" table:base-cell-address="11108.$A$1"/>
          <table:named-range table:name="外部資料_15" table:cell-range-address="11108.$A$1:11108.$N$23" table:base-cell-address="11108.$A$1"/>
          <table:named-range table:name="外部資料_16" table:cell-range-address="11108.$A$1:11108.$N$23" table:base-cell-address="11108.$A$1"/>
          <table:named-range table:name="外部資料_17" table:cell-range-address="11108.$A$1:11108.$N$23" table:base-cell-address="11108.$A$1"/>
          <table:named-range table:name="外部資料_18" table:cell-range-address="11108.$A$1:11108.$N$23" table:base-cell-address="11108.$A$1"/>
          <table:named-range table:name="外部資料_19" table:cell-range-address="11108.$A$1:11108.$N$23" table:base-cell-address="11108.$A$1"/>
          <table:named-range table:name="外部資料_2" table:cell-range-address="11108.$A$1:11108.$N$23" table:base-cell-address="11108.$A$1"/>
          <table:named-range table:name="外部資料_20" table:cell-range-address="11108.$A$1:11108.$N$23" table:base-cell-address="11108.$A$1"/>
          <table:named-range table:name="外部資料_21" table:cell-range-address="11108.$A$1:11108.$N$23" table:base-cell-address="11108.$A$1"/>
          <table:named-range table:name="外部資料_22" table:cell-range-address="11108.$A$1:11108.$N$23" table:base-cell-address="11108.$A$1"/>
          <table:named-range table:name="外部資料_23" table:cell-range-address="11108.$A$1:11108.$N$23" table:base-cell-address="11108.$A$1"/>
          <table:named-range table:name="外部資料_24" table:cell-range-address="11108.$A$1:11108.$N$23" table:base-cell-address="11108.$A$1"/>
          <table:named-range table:name="外部資料_25" table:cell-range-address="11108.$A$1:11108.$N$23" table:base-cell-address="11108.$A$1"/>
          <table:named-range table:name="外部資料_26" table:cell-range-address="11108.$A$1:11108.$N$23" table:base-cell-address="11108.$A$1"/>
          <table:named-range table:name="外部資料_27" table:cell-range-address="11108.$A$1:11108.$N$23" table:base-cell-address="11108.$A$1"/>
          <table:named-range table:name="外部資料_28" table:cell-range-address="11108.$A$1:11108.$N$23" table:base-cell-address="11108.$A$1"/>
          <table:named-range table:name="外部資料_29" table:cell-range-address="11108.$A$1:11108.$N$23" table:base-cell-address="11108.$A$1"/>
          <table:named-range table:name="外部資料_3" table:cell-range-address="11108.$A$1:11108.$N$23" table:base-cell-address="11108.$A$1"/>
          <table:named-range table:name="外部資料_30" table:cell-range-address="11108.$A$1:11108.$N$23" table:base-cell-address="11108.$A$1"/>
          <table:named-range table:name="外部資料_31" table:cell-range-address="11108.$A$1:11108.$N$23" table:base-cell-address="11108.$A$1"/>
          <table:named-range table:name="外部資料_32" table:cell-range-address="11108.$A$1:11108.$N$23" table:base-cell-address="11108.$A$1"/>
          <table:named-range table:name="外部資料_33" table:cell-range-address="11108.$A$1:11108.$N$23" table:base-cell-address="11108.$A$1"/>
          <table:named-range table:name="外部資料_34" table:cell-range-address="11108.$A$1:11108.$N$23" table:base-cell-address="11108.$A$1"/>
          <table:named-range table:name="外部資料_35" table:cell-range-address="11108.$A$1:11108.$N$23" table:base-cell-address="11108.$A$1"/>
          <table:named-range table:name="外部資料_36" table:cell-range-address="11108.$A$1:11108.$N$23" table:base-cell-address="11108.$A$1"/>
          <table:named-range table:name="外部資料_37" table:cell-range-address="11108.$A$1:11108.$N$23" table:base-cell-address="11108.$A$1"/>
          <table:named-range table:name="外部資料_38" table:cell-range-address="11108.$A$1:11108.$N$23" table:base-cell-address="11108.$A$1"/>
          <table:named-range table:name="外部資料_39" table:cell-range-address="11108.$A$1:11108.$N$23" table:base-cell-address="11108.$A$1"/>
          <table:named-range table:name="外部資料_4" table:cell-range-address="11108.$A$1:11108.$N$23" table:base-cell-address="11108.$A$1"/>
          <table:named-range table:name="外部資料_40" table:cell-range-address="11108.$A$1:11108.$N$23" table:base-cell-address="11108.$A$1"/>
          <table:named-range table:name="外部資料_41" table:cell-range-address="11108.$A$1:11108.$N$23" table:base-cell-address="11108.$A$1"/>
          <table:named-range table:name="外部資料_42" table:cell-range-address="11108.$A$1:11108.$N$23" table:base-cell-address="11108.$A$1"/>
          <table:named-range table:name="外部資料_43" table:cell-range-address="11108.$A$1:11108.$N$23" table:base-cell-address="11108.$A$1"/>
          <table:named-range table:name="外部資料_44" table:cell-range-address="11108.$A$1:11108.$N$23" table:base-cell-address="11108.$A$1"/>
          <table:named-range table:name="外部資料_45" table:cell-range-address="11108.$A$1:11108.$N$23" table:base-cell-address="11108.$A$1"/>
          <table:named-range table:name="外部資料_46" table:cell-range-address="11108.$A$1:11108.$N$23" table:base-cell-address="11108.$A$1"/>
          <table:named-range table:name="外部資料_47" table:cell-range-address="11108.$A$1:11108.$N$23" table:base-cell-address="11108.$A$1"/>
          <table:named-range table:name="外部資料_48" table:cell-range-address="11108.$A$1:11108.$N$23" table:base-cell-address="11108.$A$1"/>
          <table:named-range table:name="外部資料_49" table:cell-range-address="11108.$A$1:11108.$N$23" table:base-cell-address="11108.$A$1"/>
          <table:named-range table:name="外部資料_5" table:cell-range-address="11108.$A$1:11108.$N$23" table:base-cell-address="11108.$A$1"/>
          <table:named-range table:name="外部資料_50" table:cell-range-address="11108.$A$1:11108.$N$23" table:base-cell-address="11108.$A$1"/>
          <table:named-range table:name="外部資料_51" table:cell-range-address="11108.$A$1:11108.$N$23" table:base-cell-address="11108.$A$1"/>
          <table:named-range table:name="外部資料_52" table:cell-range-address="11108.$A$1:11108.$N$23" table:base-cell-address="11108.$A$1"/>
          <table:named-range table:name="外部資料_53" table:cell-range-address="11108.$A$1:11108.$N$23" table:base-cell-address="11108.$A$1"/>
          <table:named-range table:name="外部資料_54" table:cell-range-address="11108.$A$1:11108.$N$23" table:base-cell-address="11108.$A$1"/>
          <table:named-range table:name="外部資料_55" table:cell-range-address="11108.$A$1:11108.$N$23" table:base-cell-address="11108.$A$1"/>
          <table:named-range table:name="外部資料_56" table:cell-range-address="11108.$A$1:11108.$N$23" table:base-cell-address="11108.$A$1"/>
          <table:named-range table:name="外部資料_57" table:cell-range-address="11108.$A$1:11108.$N$23" table:base-cell-address="11108.$A$1"/>
          <table:named-range table:name="外部資料_58" table:cell-range-address="11108.$A$1:11108.$N$23" table:base-cell-address="11108.$A$1"/>
          <table:named-range table:name="外部資料_59" table:cell-range-address="11108.$A$1:11108.$N$23" table:base-cell-address="11108.$A$1"/>
          <table:named-range table:name="外部資料_6" table:cell-range-address="11108.$A$1:11108.$N$23" table:base-cell-address="11108.$A$1"/>
          <table:named-range table:name="外部資料_60" table:cell-range-address="11108.$A$1:11108.$N$23" table:base-cell-address="11108.$A$1"/>
          <table:named-range table:name="外部資料_61" table:cell-range-address="11108.$A$1:11108.$N$23" table:base-cell-address="11108.$A$1"/>
          <table:named-range table:name="外部資料_62" table:cell-range-address="11108.$A$1:11108.$N$23" table:base-cell-address="11108.$A$1"/>
          <table:named-range table:name="外部資料_63" table:cell-range-address="11108.$A$1:11108.$N$23" table:base-cell-address="11108.$A$1"/>
          <table:named-range table:name="外部資料_64" table:cell-range-address="11108.$A$1:11108.$N$23" table:base-cell-address="11108.$A$1"/>
          <table:named-range table:name="外部資料_65" table:cell-range-address="11108.$A$1:11108.$N$23" table:base-cell-address="11108.$A$1"/>
          <table:named-range table:name="外部資料_66" table:cell-range-address="11108.$A$1:11108.$N$23" table:base-cell-address="11108.$A$1"/>
          <table:named-range table:name="外部資料_67" table:cell-range-address="11108.$A$1:11108.$N$23" table:base-cell-address="11108.$A$1"/>
          <table:named-range table:name="外部資料_68" table:cell-range-address="11108.$A$1:11108.$N$23" table:base-cell-address="11108.$A$1"/>
          <table:named-range table:name="外部資料_69" table:cell-range-address="11108.$A$1:11108.$N$23" table:base-cell-address="11108.$A$1"/>
          <table:named-range table:name="外部資料_7" table:cell-range-address="11108.$A$1:11108.$N$23" table:base-cell-address="11108.$A$1"/>
          <table:named-range table:name="外部資料_70" table:cell-range-address="11108.$A$1:11108.$N$23" table:base-cell-address="11108.$A$1"/>
          <table:named-range table:name="外部資料_71" table:cell-range-address="11108.$A$1:11108.$N$23" table:base-cell-address="11108.$A$1"/>
          <table:named-range table:name="外部資料_72" table:cell-range-address="11108.$A$1:11108.$N$23" table:base-cell-address="11108.$A$1"/>
          <table:named-range table:name="外部資料_73" table:cell-range-address="11108.$A$1:11108.$N$23" table:base-cell-address="11108.$A$1"/>
          <table:named-range table:name="外部資料_74" table:cell-range-address="11108.$A$1:11108.$N$23" table:base-cell-address="11108.$A$1"/>
          <table:named-range table:name="外部資料_75" table:cell-range-address="11108.$A$1:11108.$N$23" table:base-cell-address="11108.$A$1"/>
          <table:named-range table:name="外部資料_76" table:cell-range-address="11108.$A$1:11108.$N$23" table:base-cell-address="11108.$A$1"/>
          <table:named-range table:name="外部資料_77" table:cell-range-address="11108.$A$1:11108.$N$23" table:base-cell-address="11108.$A$1"/>
          <table:named-range table:name="外部資料_78" table:cell-range-address="11108.$A$1:11108.$N$23" table:base-cell-address="11108.$A$1"/>
          <table:named-range table:name="外部資料_79" table:cell-range-address="11108.$A$1:11108.$N$23" table:base-cell-address="11108.$A$1"/>
          <table:named-range table:name="外部資料_8" table:cell-range-address="11108.$A$1:11108.$N$23" table:base-cell-address="11108.$A$1"/>
          <table:named-range table:name="外部資料_80" table:cell-range-address="11108.$A$1:11108.$N$23" table:base-cell-address="11108.$A$1"/>
          <table:named-range table:name="外部資料_81" table:cell-range-address="11108.$A$1:11108.$N$23" table:base-cell-address="11108.$A$1"/>
          <table:named-range table:name="外部資料_82" table:cell-range-address="11108.$A$1:11108.$N$23" table:base-cell-address="11108.$A$1"/>
          <table:named-range table:name="外部資料_83" table:cell-range-address="11108.$A$1:11108.$N$23" table:base-cell-address="11108.$A$1"/>
          <table:named-range table:name="外部資料_84" table:cell-range-address="11108.$A$1:11108.$N$23" table:base-cell-address="11108.$A$1"/>
          <table:named-range table:name="外部資料_85" table:cell-range-address="11108.$A$1:11108.$N$23" table:base-cell-address="11108.$A$1"/>
          <table:named-range table:name="外部資料_86" table:cell-range-address="11108.$A$1:11108.$N$23" table:base-cell-address="11108.$A$1"/>
          <table:named-range table:name="外部資料_9" table:cell-range-address="11108.$A$1:11108.$N$23" table:base-cell-address="11108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78740157480315in" fo:margin-right="0.196850393700787in" style:print-orientation="portrait" style:print-page-order="ttb" style:first-page-number="continue" style:scale-to="51%" style:table-centering="none" style:print="objects charts drawings"/>
      <style:header-style>
        <style:header-footer-properties fo:min-height="0.393700787401575in" fo:margin-left="0.78740157480315in" fo:margin-right="0.196850393700787in" fo:margin-bottom="0in"/>
      </style:header-style>
      <style:footer-style>
        <style:header-footer-properties fo:min-height="0.393700787401575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邱靖雯</meta:initial-creator>
    <dc:creator>邱靖雯</dc:creator>
    <meta:creation-date>2022-09-26T07:29:25Z</meta:creation-date>
    <dc:date>2022-09-28T02:43:27Z</dc:date>
  </office:meta>
</office:document-meta>
</file>